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ERODITA CRUZANDO BARRANTES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R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CAMPOS RAMIREZ, CARLOS ENRIQUE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179363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7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6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2 - Trans. Aer. Caja con Aves BB</text:p>
          </table:table-cell>
          <table:table-cell table:style-name="Tableau1.A2" office:value-type="string">
            <text:p text:style-name="P13">37</text:p>
          </table:table-cell>
          <table:table-cell table:style-name="Tableau1.A2" office:value-type="string">
            <text:p text:style-name="P13">3</text:p>
          </table:table-cell>
          <table:table-cell table:style-name="Tableau1.D2" office:value-type="string">
            <text:p text:style-name="P12">111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1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NEGRO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AVO BLANCO</text:p>
          </table:table-cell>
          <table:table-cell table:style-name="Tabla3.A2" office:value-type="string">
            <text:p text:style-name="P20">1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70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6T15:58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